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5.712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7.7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4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2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2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0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0.367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6.524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5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5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7" draw:id="id4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51" draw:start-glue-point="3" draw:end-shape="id48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6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3" draw:start-glue-point="1" draw:end-shape="id47" draw:end-glue-point="5" svg:d="M40600 38850l2798-950" svg:viewBox="0 0 2799 951">
          <text:p/>
        </draw:connector>
        <draw:g xml:id="id54" draw:id="id54">
          <draw:g>
            <draw:custom-shape draw:style-name="gr16" draw:text-style-name="P10" draw:layer="ConfigLayout" svg:width="0.8cm" svg:height="0.3cm" svg:x="50.8cm" svg:y="4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8cm" draw:start-shape="id54" draw:start-glue-point="3" draw:end-shape="id47" draw:end-glue-point="4" svg:d="M50800 44451l-2402 1247" svg:viewBox="0 0 2403 1248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7" draw:start-glue-point="4" draw:end-shape="id48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6" draw:end-shape="id58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65.6cm" svg:y="55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6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7" draw:start-glue-point="0" svg:d="M39150 82598l-33-2923" svg:viewBox="0 0 34 29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2cm" svg:y1="77.649cm" svg:x2="19.2cm" svg:y2="72.55cm" draw:start-shape="id88" draw:start-glue-point="1" draw:end-shape="id36" draw:end-glue-point="6" svg:d="M14200 77649l5000-5099" svg:viewBox="0 0 5001 510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339cm" svg:x="6cm" svg:y="7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38cm" svg:x="7.988cm" svg:y="74.9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338cm" svg:x="6cm" svg:y="75.33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0" draw:layer="ConfigLayout" svg:width="6.212cm" svg:height="0.339cm" svg:x="7.988cm" svg:y="75.336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" draw:text-style-name="P10" draw:layer="ConfigLayout" svg:width="8.2cm" svg:height="0.338cm" svg:x="6cm" svg:y="75.67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6" draw:text-style-name="P10" draw:layer="ConfigLayout" svg:width="2.734cm" svg:height="0.339cm" svg:x="11.466cm" svg:y="76.3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4cm" svg:height="0.339cm" svg:x="6cm" svg:y="76.353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2.732cm" svg:height="0.339cm" svg:x="8.734cm" svg:y="76.353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9" draw:text-style-name="P10" draw:layer="ConfigLayout" svg:width="2.734cm" svg:height="0.338cm" svg:x="11.466cm" svg:y="76.0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2.734cm" svg:height="0.338cm" svg:x="6cm" svg:y="76.015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10" draw:layer="ConfigLayout" svg:width="2.732cm" svg:height="0.338cm" svg:x="8.734cm" svg:y="76.015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2" draw:text-style-name="P10" draw:layer="ConfigLayout" svg:width="0.309cm" svg:height="3.608cm" svg:x="13.891cm" svg:y="76.6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10" draw:layer="ConfigLayout" svg:width="0.867cm" svg:height="3.608cm" svg:x="6cm" svg:y="76.692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10" draw:layer="ConfigLayout" svg:width="7.024cm" svg:height="3.608cm" svg:x="6.867cm" svg:y="76.692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3.9cm" svg:y1="28.199cm" svg:x2="45.8cm" svg:y2="28.25cm" draw:start-shape="id108" draw:start-glue-point="1" draw:end-shape="id107" draw:end-glue-point="6" svg:d="M43900 28199l1900 51" svg:viewBox="0 0 1901 52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08" draw:id="id108">
          <draw:g>
            <draw:custom-shape draw:style-name="gr16" draw:text-style-name="P10" draw:layer="layout" svg:width="0.8cm" svg:height="0.3cm" svg:x="40.6cm" svg:y="26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398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6cm" svg:y="26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6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6cm" svg:y="2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8cm" svg:y="27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.6cm" svg:height="0.3cm" svg:x="40.6cm" svg:y="27.6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0.6cm" svg:height="0.3cm" svg:x="42.2cm" svg:y="27.6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40.6cm" svg:y="27.3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cm" svg:height="0.3cm" svg:x="41.8cm" svg:y="27.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.6cm" svg:height="0.3cm" svg:x="40.6cm" svg:y="27.9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0.6cm" svg:height="0.3cm" svg:x="42.2cm" svg:y="27.9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2.8cm" svg:y="2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.6cm" svg:height="0.3cm" svg:x="40.6cm" svg:y="28.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0.6cm" svg:height="0.3cm" svg:x="42.2cm" svg:y="28.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2" draw:layer="layout" svg:width="1.3cm" svg:height="0.3cm" svg:x="40.6cm" svg:y="28.5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41.9cm" svg:y="28.5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layout" svg:width="1.3cm" svg:height="0.3cm" svg:x="40.6cm" svg:y="28.8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41.9cm" svg:y="28.8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layout" svg:width="1.3cm" svg:height="0.3cm" svg:x="40.6cm" svg:y="29.1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41.9cm" svg:y="29.1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2" draw:text-style-name="P10" draw:layer="layout" svg:width="0.8cm" svg:height="0.3cm" svg:x="43.1cm" svg:y="29.4cm">
                <text:p/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layout" svg:width="1.3cm" svg:height="0.3cm" svg:x="40.6cm" svg:y="29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41.9cm" svg:y="29.4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layout" svg:width="1.3cm" svg:height="0.3cm" svg:x="40.6cm" svg:y="29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41.9cm" svg:y="29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6" draw:id="id116">
          <draw:g>
            <draw:custom-shape draw:style-name="gr7" draw:text-style-name="P10" draw:layer="layout" svg:width="0.8cm" svg:height="0.3cm" svg:x="51.5cm" svg:y="105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6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5cm" svg:y="10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5cm" svg:y="106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7cm" svg:y="106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5cm" svg:y="106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6cm" svg:y="106.6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5cm" svg:y1="106.299cm" svg:x2="49.298cm" svg:y2="107.198cm" draw:start-shape="id116" draw:start-glue-point="3" draw:end-shape="id2" draw:end-glue-point="4" svg:d="M51500 106299l-2202 899" svg:viewBox="0 0 2203 900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63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9cm" svg:y1="31.999cm" svg:x2="70.3cm" svg:y2="29.152cm" draw:start-shape="id130" draw:start-glue-point="1" draw:end-shape="id131" draw:end-glue-point="6" svg:d="M69900 31999l400-2847" svg:viewBox="0 0 401 2848">
          <text:p/>
        </draw:connector>
        <draw:g xml:id="id130" draw:id="id130">
          <draw:g>
            <draw:custom-shape draw:style-name="gr16" draw:text-style-name="P10" draw:layer="ConfigLayout" svg:width="0.8cm" svg:height="0.3cm" svg:x="66.6cm" svg:y="30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198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6.6cm" svg:y="30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4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6.6cm" svg:y="30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8.8cm" svg:y="3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.6cm" svg:height="0.3cm" svg:x="66.6cm" svg:y="31.4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0.6cm" svg:height="0.3cm" svg:x="68.2cm" svg:y="31.4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66.6cm" svg:y="31.1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cm" svg:height="0.3cm" svg:x="67.8cm" svg:y="31.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.6cm" svg:height="0.3cm" svg:x="66.6cm" svg:y="31.7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0.6cm" svg:height="0.3cm" svg:x="68.2cm" svg:y="31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8.8cm" svg:y="32cm">
                <text:p/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.6cm" svg:height="0.3cm" svg:x="66.6cm" svg:y="3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0.6cm" svg:height="0.3cm" svg:x="68.2cm" svg:y="3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2" draw:layer="ConfigLayout" svg:width="1.3cm" svg:height="0.3cm" svg:x="66.6cm" svg:y="32.3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67.9cm" svg:y="32.3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66.6cm" svg:y="32.6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67.9cm" svg:y="32.6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66.6cm" svg:y="32.9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67.9cm" svg:y="32.9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2" draw:text-style-name="P10" draw:layer="ConfigLayout" svg:width="0.8cm" svg:height="0.3cm" svg:x="69.1cm" svg:y="33.2cm">
                <text:p/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66.6cm" svg:y="33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67.9cm" svg:y="33.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66.6cm" svg:y="33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67.9cm" svg:y="33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63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.3cm" svg:y1="30.801cm" svg:x2="20.3cm" svg:y2="30.852cm" draw:start-shape="id140" draw:start-glue-point="1" draw:end-shape="id141" draw:end-glue-point="6" svg:d="M18300 30801l2000 51" svg:viewBox="0 0 2001 52">
          <text:p/>
        </draw:connector>
        <draw:g xml:id="id140" draw:id="id140">
          <draw:g>
            <draw:custom-shape draw:style-name="gr16" draw:text-style-name="P10" draw:layer="ConfigLayout" svg:width="0.8cm" svg:height="0.3cm" svg:x="15cm" svg:y="29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5cm" svg:y="29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5cm" svg:y="29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7.2cm" svg:y="30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.6cm" svg:height="0.3cm" svg:x="15cm" svg:y="30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0.6cm" svg:height="0.3cm" svg:x="16.6cm" svg:y="30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29.90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15cm" svg:y="29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cm" svg:height="0.3cm" svg:x="16.2cm" svg:y="29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30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.6cm" svg:height="0.3cm" svg:x="15cm" svg:y="30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0.6cm" svg:height="0.3cm" svg:x="16.6cm" svg:y="30.5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2cm" svg:y="30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.6cm" svg:height="0.3cm" svg:x="15cm" svg:y="30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0.6cm" svg:height="0.3cm" svg:x="16.6cm" svg:y="30.80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2" draw:layer="ConfigLayout" svg:width="1.3cm" svg:height="0.3cm" svg:x="15cm" svg:y="31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16.3cm" svg:y="31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15cm" svg:y="31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16.3cm" svg:y="31.402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15cm" svg:y="31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16.3cm" svg:y="31.702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2" draw:text-style-name="P10" draw:layer="ConfigLayout" svg:width="0.8cm" svg:height="0.3cm" svg:x="17.5cm" svg:y="3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15cm" svg:y="32.0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16.3cm" svg:y="32.00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2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15cm" svg:y="32.3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16.3cm" svg:y="32.3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63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05cm" svg:y1="26.9cm" svg:x2="60.55cm" svg:y2="28.2cm" draw:start-shape="id148" draw:start-glue-point="2" draw:end-shape="id149" draw:end-glue-point="4" svg:d="M60050 26900l500 1300" svg:viewBox="0 0 501 1301">
          <text:p/>
        </draw:connector>
        <draw:g xml:id="id148" draw:id="id148">
          <draw:g>
            <draw:custom-shape draw:style-name="gr16" draw:text-style-name="P10" draw:layer="ConfigLayout" svg:width="0.8cm" svg:height="0.3cm" svg:x="58.4cm" svg:y="23.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2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8.4cm" svg:y="2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5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.6cm" svg:height="0.3cm" svg:x="58.4cm" svg:y="24.5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0.6cm" svg:height="0.3cm" svg:x="60cm" svg:y="24.5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58.4cm" svg:y="24.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cm" svg:height="0.3cm" svg:x="59.6cm" svg:y="24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.6cm" svg:height="0.3cm" svg:x="58.4cm" svg:y="24.8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0.6cm" svg:height="0.3cm" svg:x="60cm" svg:y="24.8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.6cm" svg:height="0.3cm" svg:x="58.4cm" svg:y="25.1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0.6cm" svg:height="0.3cm" svg:x="60cm" svg:y="2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2" draw:layer="ConfigLayout" svg:width="1.3cm" svg:height="0.3cm" svg:x="58.4cm" svg:y="25.4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59.7cm" svg:y="25.4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58.4cm" svg:y="25.7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59.7cm" svg:y="25.7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58.4cm" svg:y="2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59.7cm" svg:y="26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2" draw:text-style-name="P10" draw:layer="ConfigLayout" svg:width="0.8cm" svg:height="0.3cm" svg:x="60.9cm" svg:y="26.3cm">
                <text:p/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58.4cm" svg:y="2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59.7cm" svg:y="26.3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ConfigLayout" svg:width="1.3cm" svg:height="0.3cm" svg:x="58.4cm" svg:y="2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1.2cm" svg:height="0.3cm" svg:x="59.7cm" svg:y="2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9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3.202cm" svg:x2="62.251cm" svg:y2="26.901cm" draw:start-shape="id150" draw:start-glue-point="2" draw:end-shape="id151" draw:end-glue-point="4" svg:d="M62250 23202l1 3699" svg:viewBox="0 0 2 37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10.5cm" svg:y="1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8.7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9T14:30:03.506000000</dc:date>
    <meta:editing-duration>P2DT3H45M50S</meta:editing-duration>
    <meta:editing-cycles>277</meta:editing-cycles>
    <meta:document-statistic meta:object-count="1831"/>
  </office:meta>
</office:document-meta>
</file>